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1b9" officeooo:paragraph-rsid="001711b9"/>
    </style:style>
    <style:style style:name="P2" style:family="paragraph" style:parent-style-name="Standard">
      <style:text-properties officeooo:rsid="00188a53" officeooo:paragraph-rsid="00188a53"/>
    </style:style>
    <style:style style:name="P3" style:family="paragraph" style:parent-style-name="Standard">
      <style:text-properties officeooo:rsid="001a82dd" officeooo:paragraph-rsid="001a82dd"/>
    </style:style>
    <style:style style:name="P4" style:family="paragraph" style:parent-style-name="Standard">
      <style:text-properties officeooo:rsid="001b7b91" officeooo:paragraph-rsid="001b7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PROJET TUT: L'aide des logiciels de Musique Assisté par Ordinateur dans la conception musicale</text:p>
      <text:p text:style-name="P1"/>
      <text:p text:style-name="P1"/>
      <text:p text:style-name="P4">Introduction: Définition et présentation du sujet</text:p>
      <text:p text:style-name="P3"/>
      <text:p text:style-name="P3">I.</text:p>
      <text:p text:style-name="P3"/>
      <text:p text:style-name="P3">II.</text:p>
      <text:p text:style-name="P2"/>
      <text:p text:style-name="P2">III. Licences, packs de samples et droits.</text:p>
      <text:p text:style-name="P4">Conclu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09:09:36.135000000</meta:creation-date>
    <dc:date>2020-10-01T09:41:08.614000000</dc:date>
    <meta:editing-duration>PT11M1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6" meta:word-count="31" meta:character-count="205" meta:non-whitespace-character-count="180"/>
  </office:meta>
</office:document-meta>
</file>